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46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ff8000"/>
    </style:style>
    <style:style style:name="ce9" style:family="table-cell" style:parent-style-name="Default">
      <style:text-properties fo:color="#ce181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FEHLER in</text:p>
          </table:table-cell>
          <table:table-cell table:style-name="ce1" office:value-type="string" calcext:value-type="string">
            <text:p>Benötigte Daten</text:p>
          </table:table-cell>
          <table:table-cell table:style-name="ce1" office:value-type="string" calcext:value-type="string">
            <text:p>Benötigte GRASS GIS Daten</text:p>
          </table:table-cell>
          <table:table-cell table:style-name="ce1" office:value-type="string" calcext:value-type="string">
            <text:p>WARNUNGEN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ALTE GRASS GIS Date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common_bas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configuration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bas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rsion_health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message_logger.p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login.py</text:p>
          </table:table-cell>
          <table:table-cell office:value-type="string" calcext:value-type="string">
            <text:p>test_create_get_delete_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api_logging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geodata_import.py</text:p>
          </table:table-cell>
          <table:table-cell/>
          <table:table-cell office:value-type="string" calcext:value-type="string">
            <text:p><text:a xlink:href="https://storage.googleapis.com/graas-geodata/census_wake2000.gml" xlink:type="simple">https://storage.googleapis.com/graas-geodata/census_wake2000.gml</text:a>, <text:a xlink:href="https://storage.googleapis.com/graas-geodata/census_wake2000.zip" xlink:type="simple">https://storage.googleapis.com/graas-geodata/census_wake2000.zip</text:a>, <text:a xlink:href="https://storage.googleapis.com/graas-geodata/geology_30m.tif" xlink:type="simple">https://storage.googleapis.com/graas-geodata/geology_30m.tif</text:a>, <text:a xlink:href="https://storage.googleapis.com/graas-geodata/geology_30m.zip" xlink:type="simple">https://storage.googleapis.com/graas-geodata/geology_30m.zi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user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mapset_merging.py</text:p>
          </table:table-cell>
          <table:table-cell table:number-columns-repeated="2"/>
          <table:table-cell office:value-type="string" calcext:value-type="string">
            <text:p>RASTER: <text:a xlink:href="mailto:elevation@PERMANENT" xlink:type="simple">elevation@PERMANENT</text:a> - nx_spm_08, MAPSET:nc <text:span text:style-name="T1">spm</text:span>08/use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ocation_management.py</text:p>
          </table:table-cell>
          <table:table-cell table:number-columns-repeated="2"/>
          <table:table-cell office:value-type="string" calcext:value-type="string">
            <text:p>LOCATION: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mapset_management.py</text:p>
          </table:table-cell>
          <table:table-cell table:number-columns-repeated="2"/>
          <table:table-cell office:value-type="string" calcext:value-type="string">
            <text:p>MAPSETS: nc_spm_08/PERMANENT, nc_spm_08/user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est_process_queue.py</text:p>
          </table:table-cell>
          <table:table-cell office:value-type="string" calcext:value-type="string">
            <text:p>??? taucht nicht auf in der Li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download_cache.py</text:p>
          </table:table-cell>
          <table:table-cell table:number-columns-repeated="4"/>
          <table:table-cell office:value-type="string" calcext:value-type="string">
            <text:p>du -sb (coreutils da du sonst nur mit busybox installiert is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ces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2.py</text:p>
          </table:table-cell>
          <table:table-cell/>
          <table:table-cell office:value-type="string" calcext:value-type="string">
            <text:p>sentinel2: S2A_MSIL1C_20170817T130251_N0205_R095_T23LRJ_20170817T130509, lansat: LT52170762005240COA00, <text:a xlink:href="https://storage.googleapis.com/graas-geodata/rio.json" xlink:type="simple">https://storage.googleapis.com/graas-geodata/rio.json</text:a>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custom.p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est_async_processing_export_file.py</text:p>
          </table:table-cell>
          <table:table-cell office:value-type="string" calcext:value-type="string">
            <text:p>webhook</text:p>
          </table:table-cell>
          <table:table-cell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to_storage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export_vector.py</text:p>
          </table:table-cell>
          <table:table-cell/>
          <table:table-cell office:value-type="string" calcext:value-type="string">
            <text:p>https://storage.googleapis.com/graas-geodata/rio.json</text:p>
          </table:table-cell>
          <table:table-cell office:value-type="string" calcext:value-type="string">
            <text:p><text:a xlink:href="mailto:hospitals/nc_state/firestations/poi_names_wake@PERMANENT" xlink:type="simple">hospitals/nc_state/firestations/poi_names_wake@PERMANENT</text:a> - nc_spm_08</text:p>
          </table:table-cell>
          <table:table-cell office:value-type="string" calcext:value-type="string">
            <text:p>LOCATIONS nc_SPM_08, latlong_wgs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async_processing_import_export.py</text:p>
          </table:table-cell>
          <table:table-cell/>
          <table:table-cell office:value-type="string" calcext:value-type="string">
            <text:p><text:a xlink:href="https://storage.googleapis.com/graas-geodata/elev_ned_30m.tif" xlink:type="simple">https://storage.googleapis.com/graas-geodata/elev_ned_30m.tif</text:a>, https://storage.googleapis.com/graas-geodata/elev_ned_30m_nope.tif, https://storage.googleapis.com/graas-geodata/polygon.g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ing_mapset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stdout_parser.py</text:p>
          </table:table-cell>
          <table:table-cell table:number-columns-repeated="2"/>
          <table:table-cell office:value-type="string" calcext:value-type="string">
            <text:p>landuse96_28m/basin_50K/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st_async_process_postgis_import_export.py</text:p>
          </table:table-cell>
          <table:table-cell office:value-type="string" calcext:value-type="string">
            <text:p>Webhook + DB</text:p>
          </table:table-cell>
          <table:table-cell office:value-type="string" calcext:value-type="string">
            <text:p>source": "PG:dbname=gis user=docker host=postgis port=5432 password=docker", "type": "postgis", "vector_layer": "po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_validation_errors.py</text:p>
          </table:table-cell>
          <table:table-cell/>
          <table:table-cell office:value-type="string" calcext:value-type="string">
            <text:p>landsat: LT52170762005240COA00-NOT, landsatpo: LT52170762005240COA00, sentinel2: S2B_MSIL1C_20171010T131249_N0205_R081_T26VPR_20171010T131243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est_async_process_validation.py</text:p>
          </table:table-cell>
          <table:table-cell office:value-type="string" calcext:value-type="string">
            <text:p>test_async_processing_new (Webhook)</text:p>
          </table:table-cell>
          <table:table-cell office:value-type="string" calcext:value-type="string">
            <text:p>sentinel2: S2B_MSIL1C_20171010T131249_N0205_R081_T26VPR_20171010T131243, landsat: LT52170762005240COA00/LE70030041999205KIS00/LC80050042013137LGN01/LE72170762002288CUB00/LT52170762007278COA00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ste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raster_export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color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s.py</text:p>
          </table:table-cell>
          <table:table-cell table:number-columns-repeated="2"/>
          <table:table-cell office:value-type="string" calcext:value-type="string">
            <text:p><text:a xlink:href="mailto:elecation/aspect/lsat7_2002_10/slope@PERMANENT" xlink:type="simple">elecation/aspect/lsat7_2002_10/slope@PERMANENT</text:a> -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legend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renderer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, <text:a xlink:href="mailto:lsat5_1987_10/lsat5_1987_20/lsat5_1987_30@landsat" xlink:type="simple">lsat5_1987_10/lsat5_1987_20/lsat5_1987_30@landsa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logging.py</text:p>
          </table:table-cell>
          <table:table-cell office:value-type="string" calcext:value-type="string">
            <text:p>http_status dazu geschri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resource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storage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DS</text:p>
          </table:table-cell>
          <table:table-cell table:number-columns-repeated="2"/>
          <table:table-cell table:style-name="ce9" office:value-type="string" calcext:value-type="string">
            <text:p>MAPSETS: modis_lst –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strds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strds_raster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strds_raster_renderer.py</text:p>
          </table:table-cell>
          <table:table-cell table:number-columns-repeated="2"/>
          <table:table-cell office:value-type="string" calcext:value-type="string">
            <text:p>LOCATION: EC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ctor_lay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layers.py</text:p>
          </table:table-cell>
          <table:table-cell table:number-columns-repeated="2"/>
          <table:table-cell office:value-type="string" calcext:value-type="string">
            <text:p>firestations/boundary_county/geology/hospitals/<text:a xlink:href="mailto:elev_lid792_bepts/elev_lid792_cont1m/elev_lid792_randpts/elev_lidrural_mrpts/elev_lidrural_mrptsft@PERMANENT" xlink:type="simple">elev_lid792_bepts/elev_lid792_cont1m/elev_lid792_randpts/elev_lidrural_mrpts/elev_lidrural_mrptsft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render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S + Googl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est_aws_sentinel_interface.py</text:p>
          </table:table-cell>
          <table:table-cell office:value-type="string" calcext:value-type="string">
            <text:p>No GCC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est_google_cloud_interfaces.py</text:p>
          </table:table-cell>
          <table:table-cell office:value-type="string" calcext:value-type="string">
            <text:p>No GCC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est_sentinel2_processing_commands.py</text:p>
          </table:table-cell>
          <table:table-cell office:value-type="string" calcext:value-type="string">
            <text:p>No GCC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12:47:55.1752797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a Bettge</meta:initial-creator>
    <meta:creation-date>2020-08-24T07:44:00.823861290</meta:creation-date>
    <dc:date>2020-08-28T15:05:23.252052335</dc:date>
    <dc:creator>Anika Bettge</dc:creator>
    <meta:editing-duration>P1DT12H20M50S</meta:editing-duration>
    <meta:editing-cycles>82</meta:editing-cycles>
    <meta:generator>LibreOffice/6.1.4.2$Linux_X86_64 LibreOffice_project/10$Build-2</meta:generator>
    <meta:document-statistic meta:table-count="1" meta:cell-count="101" meta:object-count="0"/>
  </office:meta>
</office:document-meta>
</file>